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ParameterUtilsTests.parseSqlStatementWithEmptyBracketsOrBracketsInQuo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medParameterUtilsTests.variableAssignment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dParameterUtilsTests.parseSqlStatementWithBracketDelimited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dParameterUtilsTests.substituteNamed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ParameterUtilsTests.namedParamMap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amedParameterUtilsTests.parseSqlStatementWithPostgresCa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ParameterUtilsTests.parseSqlStatementWithQuotesAndComment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ParameterUtilsTests.buildValueArrayWithMissingParamet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dParameterUtilsTests.parseSqlStatementWithQuotedSingle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ParameterUtilsTests.parseSqlStatementWithEscapedCol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dParameterUtilsTests.parseSqlStatementWithQuotesAndComment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o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namedParamMap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UtilsTests.convertTypeMap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dParameterUtilsTests.substituteNamedParametersWithLogical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dParameterUtilsTests.convertParamMap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dParameterUtilsTests.parseSqlContaining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amedParameterUtilsTests.parseSqlStatementWithSquareBra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dParameterUtilsTests.parseSqlStatementWithPostgresAllArrayStringsExists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dParameterUtilsTests.convertSqlParameterValue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dParameterUtilsTests.parseSqlStatementWithSingleLetterInBrack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dParameterUtilsTests.convertTypeMapToSqlParamete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medParameterUtilsTests.parseSqlStatementWithLogical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dParameterUtilsTests.parseSqlStatementWithPostgresContained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dParameterUtilsTests.testParseSqlStatementWithStringContainingQuo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ParameterUtilsTests.substituteNamedParametersWithStringContainingQuo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ParameterUtilsTests.parse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amedParameterUtilsTests.parseSqlStatementWithPostgresAnyArrayStringsExists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